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2025-02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2022-10-20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2021-10-2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2019-09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2018-10-11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2017-10-0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2016-10-1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201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201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201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201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201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200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200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200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9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9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9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9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9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9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9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9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9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9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9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9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9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8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8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86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8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8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8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8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7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7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7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7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7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103</text:p>
          </table:table-cell>
          <table:table-cell office:value-type="string" calcext:value-type="string">
            <text:p>Boerne Quad</text:p>
          </table:table-cell>
          <table:table-cell office:value-type="string" calcext:value-type="string">
            <text:p>196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